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35ab6c" officeooo:paragraph-rsid="003e0d77" style:font-weight-asian="normal" style:font-weight-complex="normal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language="fr" fo:country="FR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fo:language="fr" fo:country="FR" officeooo:rsid="003101e1" officeooo:paragraph-rsid="003101e1" style:font-size-asian="12pt" style:font-size-complex="12pt"/>
    </style:style>
    <style:style style:name="P4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language="fr" fo:country="FR"/>
    </style:style>
    <style:style style:name="P5" style:family="paragraph" style:parent-style-name="Preformatted_20_Text">
      <style:paragraph-properties fo:text-align="start" style:justify-single-word="false"/>
      <style:text-properties style:use-window-font-color="true" fo:language="fr" fo:country="FR" style:text-underline-style="none" fo:font-weight="normal" officeooo:rsid="0035ab6c" officeooo:paragraph-rsid="003e0d77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use-window-font-color="true" fo:language="fr" fo:country="FR" officeooo:paragraph-rsid="000eafc6"/>
    </style:style>
    <style:style style:name="P7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officeooo:rsid="001cedca" officeooo:paragraph-rsid="001cedca"/>
    </style:style>
    <style:style style:name="P8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officeooo:rsid="001fa3ab" officeooo:paragraph-rsid="001fa3ab"/>
    </style:style>
    <style:style style:name="P9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officeooo:rsid="002536de" officeooo:paragraph-rsid="002536de"/>
    </style:style>
    <style:style style:name="P10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2a338e" officeooo:paragraph-rsid="002a338e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2dcc42" officeooo:paragraph-rsid="002dcc42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301e8c" officeooo:paragraph-rsid="00301e8c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332601" officeooo:paragraph-rsid="00332601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36f729" officeooo:paragraph-rsid="0036f729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3b15b1" officeooo:paragraph-rsid="003b15b1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3d2378" officeooo:paragraph-rsid="003d2378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3d2563" officeooo:paragraph-rsid="003d2563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4128fc" officeooo:paragraph-rsid="004128fc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41cb1d" officeooo:paragraph-rsid="0041cb1d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428e62" officeooo:paragraph-rsid="00428e62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fo:language="fr" fo:country="FR" officeooo:rsid="001db35a" officeooo:paragraph-rsid="001db35a"/>
    </style:style>
    <style:style style:name="P22" style:family="paragraph" style:parent-style-name="Standard">
      <style:paragraph-properties fo:text-align="justify" style:justify-single-word="false"/>
      <style:text-properties style:use-window-font-color="true" fo:language="fr" fo:country="FR" officeooo:rsid="001f8a2b" officeooo:paragraph-rsid="001f8a2b"/>
    </style:style>
    <style:style style:name="P23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officeooo:rsid="0022420e" officeooo:paragraph-rsid="0022420e"/>
    </style:style>
    <style:style style:name="P24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officeooo:rsid="0023e1a7" officeooo:paragraph-rsid="0023e1a7"/>
    </style:style>
    <style:style style:name="P25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officeooo:rsid="0027a711" officeooo:paragraph-rsid="0027a711"/>
    </style:style>
    <style:style style:name="P26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2a338e" officeooo:paragraph-rsid="002a338e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2b26ba" officeooo:paragraph-rsid="002b26ba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2dcc42" officeooo:paragraph-rsid="002dcc42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01e8c" officeooo:paragraph-rsid="00301e8c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08c2c" officeooo:paragraph-rsid="00308c2c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32601" officeooo:paragraph-rsid="00332601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6f729" officeooo:paragraph-rsid="0036f729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a6f80" officeooo:paragraph-rsid="003a6f80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b15b1" officeooo:paragraph-rsid="003b15b1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d2378" officeooo:paragraph-rsid="003d2378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d2563" officeooo:paragraph-rsid="003d2563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e0639" officeooo:paragraph-rsid="003e0639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3e0d77" officeooo:paragraph-rsid="003e0d77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35ab6c" officeooo:paragraph-rsid="003e0d77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128fc" officeooo:paragraph-rsid="004128fc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14fcc" officeooo:paragraph-rsid="00414fcc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1cb1d" officeooo:paragraph-rsid="0041cb1d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1d4f8" officeooo:paragraph-rsid="0041d4f8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28e62" officeooo:paragraph-rsid="00428e62" style:font-weight-asian="normal" style:font-weight-complex="normal"/>
    </style:style>
    <style:style style:name="P45" style:family="paragraph" style:parent-style-name="Standard">
      <style:paragraph-properties fo:text-align="center" style:justify-single-word="false"/>
      <style:text-properties fo:language="fr" fo:country="FR" officeooo:rsid="00052812" officeooo:paragraph-rsid="00052812"/>
    </style:style>
    <style:style style:name="P46" style:family="paragraph" style:parent-style-name="Standard">
      <style:paragraph-properties fo:text-align="justify" style:justify-single-word="false"/>
      <style:text-properties fo:language="fr" fo:country="FR" officeooo:rsid="00052812" officeooo:paragraph-rsid="00052812"/>
    </style:style>
    <style:style style:name="P47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052812" officeooo:paragraph-rsid="00052812"/>
    </style:style>
    <style:style style:name="P48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07429a" officeooo:paragraph-rsid="0007429a"/>
    </style:style>
    <style:style style:name="P49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0b25e1" officeooo:paragraph-rsid="000b25e1"/>
    </style:style>
    <style:style style:name="P50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0dff06" officeooo:paragraph-rsid="000dff06"/>
    </style:style>
    <style:style style:name="P51" style:family="paragraph" style:parent-style-name="Standard">
      <style:paragraph-properties fo:text-align="justify" style:justify-single-word="false"/>
      <style:text-properties fo:language="fr" fo:country="FR" officeooo:rsid="0005a364" officeooo:paragraph-rsid="0005a364"/>
    </style:style>
    <style:style style:name="P52" style:family="paragraph" style:parent-style-name="Standard">
      <style:paragraph-properties fo:text-align="justify" style:justify-single-word="false"/>
      <style:text-properties fo:language="fr" fo:country="FR" officeooo:rsid="00089d00" officeooo:paragraph-rsid="00089d00"/>
    </style:style>
    <style:style style:name="P53" style:family="paragraph" style:parent-style-name="Standard">
      <style:paragraph-properties fo:text-align="justify" style:justify-single-word="false"/>
      <style:text-properties fo:language="fr" fo:country="FR" officeooo:rsid="0007429a" officeooo:paragraph-rsid="0007429a"/>
    </style:style>
    <style:style style:name="P54" style:family="paragraph" style:parent-style-name="Standard">
      <style:paragraph-properties fo:text-align="justify" style:justify-single-word="false"/>
      <style:text-properties fo:language="fr" fo:country="FR" officeooo:rsid="00099d4b" officeooo:paragraph-rsid="00099d4b"/>
    </style:style>
    <style:style style:name="P55" style:family="paragraph" style:parent-style-name="Standard">
      <style:paragraph-properties fo:text-align="justify" style:justify-single-word="false"/>
      <style:text-properties fo:language="fr" fo:country="FR" officeooo:rsid="000b25e1" officeooo:paragraph-rsid="000b25e1"/>
    </style:style>
    <style:style style:name="P56" style:family="paragraph" style:parent-style-name="Standard">
      <style:paragraph-properties fo:text-align="justify" style:justify-single-word="false"/>
      <style:text-properties fo:language="fr" fo:country="FR" officeooo:rsid="000c5771" officeooo:paragraph-rsid="000c5771"/>
    </style:style>
    <style:style style:name="P57" style:family="paragraph" style:parent-style-name="Standard">
      <style:paragraph-properties fo:text-align="justify" style:justify-single-word="false"/>
      <style:text-properties fo:language="fr" fo:country="FR" officeooo:rsid="000dff06" officeooo:paragraph-rsid="000dff06"/>
    </style:style>
    <style:style style:name="P58" style:family="paragraph" style:parent-style-name="Standard">
      <style:paragraph-properties fo:text-align="justify" style:justify-single-word="false"/>
      <style:text-properties fo:language="fr" fo:country="FR" officeooo:paragraph-rsid="00308c2c"/>
    </style:style>
    <style:style style:name="P59" style:family="paragraph" style:parent-style-name="Standard">
      <style:paragraph-properties fo:text-align="justify" style:justify-single-word="false"/>
      <style:text-properties fo:color="#000000" fo:language="fr" fo:country="FR" officeooo:rsid="0018e2c2" officeooo:paragraph-rsid="0018e2c2"/>
    </style:style>
    <style:style style:name="P60" style:family="paragraph" style:parent-style-name="Standard">
      <style:paragraph-properties fo:text-align="justify" style:justify-single-word="false"/>
      <style:text-properties fo:color="#000000" fo:language="fr" fo:country="FR" officeooo:rsid="001a4fac" officeooo:paragraph-rsid="001b711e"/>
    </style:style>
    <style:style style:name="P61" style:family="paragraph" style:parent-style-name="Standard">
      <style:paragraph-properties fo:text-align="justify" style:justify-single-word="false"/>
      <style:text-properties fo:color="#000000" fo:language="fr" fo:country="FR" officeooo:rsid="001b711e" officeooo:paragraph-rsid="001b711e"/>
    </style:style>
    <style:style style:name="P62" style:family="paragraph" style:parent-style-name="Standard">
      <style:paragraph-properties fo:text-align="justify" style:justify-single-word="false"/>
      <style:text-properties fo:color="#000000" fo:language="fr" fo:country="FR" officeooo:rsid="001ca558" officeooo:paragraph-rsid="001ca558"/>
    </style:style>
    <style:style style:name="T1" style:family="text">
      <style:text-properties officeooo:rsid="001b711e"/>
    </style:style>
    <style:style style:name="T2" style:family="text">
      <style:text-properties officeooo:rsid="002b4bc2"/>
    </style:style>
    <style:style style:name="T3" style:family="text">
      <style:text-properties officeooo:rsid="00301e8c"/>
    </style:style>
    <style:style style:name="T4" style:family="text">
      <style:text-properties fo:color="#800080"/>
    </style:style>
    <style:style style:name="T5" style:family="text">
      <style:text-properties fo:color="#c0c0c0"/>
    </style:style>
    <style:style style:name="T6" style:family="text">
      <style:text-properties fo:color="#800000"/>
    </style:style>
    <style:style style:name="T7" style:family="text">
      <style:text-properties fo:font-style="italic"/>
    </style:style>
    <style:style style:name="T8" style:family="text">
      <style:text-properties fo:color="#0055af" fo:font-style="italic"/>
    </style:style>
    <style:style style:name="T9" style:family="text">
      <style:text-properties fo:color="#008000"/>
    </style:style>
    <style:style style:name="T10" style:family="text">
      <style:text-properties fo:color="#808000"/>
    </style:style>
    <style:style style:name="T11" style:family="text">
      <style:text-properties fo:color="#2985c7" fo:font-style="italic"/>
    </style:style>
    <style:style style:name="T12" style:family="text">
      <style:text-properties officeooo:rsid="00325fe9"/>
    </style:style>
    <style:style style:name="T13" style:family="text">
      <style:text-properties officeooo:rsid="003e0d77"/>
    </style:style>
    <style:style style:name="T14" style:family="text">
      <style:text-properties officeooo:rsid="00428e62"/>
    </style:style>
    <style:style style:name="T15" style:family="text">
      <style:text-properties fo:language="fr" fo:country="FR"/>
    </style:style>
    <style:style style:name="T16" style:family="text">
      <style:text-properties fo:language="fr" fo:country="FR" officeooo:rsid="003e0d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Journal de projet</text:p>
      <text:p text:style-name="P45"/>
      <text:p text:style-name="P47">Lundi 01 février :</text:p>
      <text:p text:style-name="P46">Modification des prototypes de l’IHM</text:p>
      <text:p text:style-name="P46">Modification du dossier d’analyse</text:p>
      <text:p text:style-name="P46"/>
      <text:p text:style-name="P47">Mardi 02 février :</text:p>
      <text:p text:style-name="P46">Finalisation des prototypes IHM</text:p>
      <text:p text:style-name="P51">Modification diagramme de Gantt prévisionnel</text:p>
      <text:p text:style-name="P46">Recherches BDD SQLite</text:p>
      <text:p text:style-name="P46"/>
      <text:p text:style-name="P48">Mercredi 03 février :</text:p>
      <text:p text:style-name="P52">Ajout de maquettes</text:p>
      <text:p text:style-name="P53">Modification des maquettes dans le dossier d’analyse</text:p>
      <text:p text:style-name="P54">Début de BDD générale</text:p>
      <text:p text:style-name="P53"/>
      <text:p text:style-name="P49">Jeudi 04 février :</text:p>
      <text:p text:style-name="P55">Installation «Android studio» et «Xampp» sur pc portable</text:p>
      <text:p text:style-name="P56">Modification du dossier après correction du prof</text:p>
      <text:p text:style-name="P55"/>
      <text:p text:style-name="P50">Vendredi 05 février :</text:p>
      <text:p text:style-name="P57">Installation «GitHub Desktop» sur pc portable</text:p>
      <text:p text:style-name="P59">Réalisation BDD ordi et embarquée</text:p>
      <text:p text:style-name="P60">M<text:span text:style-name="T1">odification diagramme de cas d’utilisation</text:span></text:p>
      <text:p text:style-name="P61">Modification diagramme de séquence «Réaliser une ronde»</text:p>
      <text:p text:style-name="P62">Modification dossier d’analyse</text:p>
      <text:p text:style-name="P6"/>
      <text:p text:style-name="P7">Lundi 08 février :</text:p>
      <text:p text:style-name="P21">Finalisation diagramme de séquence «Réaliser une ronde»</text:p>
      <text:p text:style-name="P22">Diagramme d’état sur le déroulement de la ronde</text:p>
      <text:p text:style-name="P22"/>
      <text:p text:style-name="P8">Mardi 09 février :</text:p>
      <text:p text:style-name="P23">Mise à jour du diagramme de Gantt commun</text:p>
      <text:p text:style-name="P24">Recherches qml et C++</text:p>
      <text:p text:style-name="P24"/>
      <text:p text:style-name="P9">Mercredi 10 février :</text:p>
      <text:p text:style-name="P25">Finalisation du dossier</text:p>
      <text:p text:style-name="P25"/>
      <text:p text:style-name="P10">Vendredi 12 février :</text:p>
      <text:p text:style-name="P26">Finalisation du dossier partie analyse</text:p>
      <text:p text:style-name="P27">Test IHM (Scroll, <text:span text:style-name="T2">Swipe, Stack, Empty</text:span>) <text:span text:style-name="T2">⇒ choix application Empty</text:span></text:p>
      <text:p text:style-name="P27"/>
      <text:p text:style-name="P11">Lundi 15 février :</text:p>
      <text:p text:style-name="P28">Réalisation <text:span text:style-name="T3">test </text:span>IHM et interaction entre C++ et QML</text:p>
      <text:p text:style-name="P28"/>
      <text:p text:style-name="P12">Mercredi 17 février :</text:p>
      <text:p text:style-name="P29">Réalisation test IHM (changer la couleur du pointeau sur appuie du bouton «Anomalie»)</text:p>
      <text:p text:style-name="P30">Incrémenter liste pointeaux :</text:p>
      <text:p text:style-name="P58"><text:span text:style-name="T4">Button</text:span><text:span text:style-name="T5"> </text:span>{</text:p>
      <text:p text:style-name="P2"><text:span text:style-name="T5"><text:s text:c="8"/></text:span><text:span text:style-name="T6">id</text:span>:<text:span text:style-name="T5"> </text:span><text:span text:style-name="T7">buttonAnomalie</text:span></text:p>
      <text:p text:style-name="P2"><text:span text:style-name="T5"><text:s text:c="8"/></text:span><text:span text:style-name="T6">x</text:span>:<text:span text:style-name="T5"> </text:span>215</text:p>
      <text:p text:style-name="P2"><text:span text:style-name="T5"><text:s text:c="8"/></text:span><text:span text:style-name="T6">y</text:span>:<text:span text:style-name="T5"> </text:span>126</text:p>
      <text:p text:style-name="P2"><text:span text:style-name="T5"><text:s text:c="8"/></text:span><text:span text:style-name="T6">text</text:span>:<text:span text:style-name="T5"> </text:span><text:span text:style-name="T8">qsTr</text:span>(<text:span text:style-name="T9">"Anomalie"</text:span>)</text:p>
      <text:p text:style-name="P2"><text:soft-page-break/><text:span text:style-name="T5"><text:s text:c="8"/></text:span><text:span text:style-name="T6">onClicked</text:span>:<text:span text:style-name="T5"> </text:span><text:span text:style-name="T7">listePointeaux</text:span>.incrementCurrentIndex()</text:p>
      <text:p text:style-name="P2"><text:span text:style-name="T5"><text:s text:c="4"/></text:span>}</text:p>
      <text:p text:style-name="P3">Changer la couleur du pointeau courant en rouge :</text:p>
      <text:p text:style-name="P3"><text:span text:style-name="T4">Button</text:span><text:span text:style-name="T5"> </text:span>{</text:p>
      <text:p text:style-name="P2"><text:span text:style-name="T5"><text:s text:c="8"/></text:span><text:span text:style-name="T6">id</text:span>:<text:span text:style-name="T5"> </text:span><text:span text:style-name="T7">buttonAnomalie</text:span></text:p>
      <text:p text:style-name="P2"><text:span text:style-name="T5"><text:s text:c="8"/></text:span><text:span text:style-name="T6">x</text:span>:<text:span text:style-name="T5"> </text:span>215</text:p>
      <text:p text:style-name="P2"><text:span text:style-name="T5"><text:s text:c="8"/></text:span><text:span text:style-name="T6">y</text:span>:<text:span text:style-name="T5"> </text:span>126</text:p>
      <text:p text:style-name="P2"><text:span text:style-name="T5"><text:s text:c="8"/></text:span><text:span text:style-name="T6">text</text:span>:<text:span text:style-name="T5"> </text:span><text:span text:style-name="T8">qsTr</text:span>(<text:span text:style-name="T9">"Anomalie"</text:span>)</text:p>
      <text:p text:style-name="P2"><text:span text:style-name="T5"><text:s text:c="8"/></text:span><text:span text:style-name="T6">onClicked</text:span>:<text:span text:style-name="T5"> </text:span>{</text:p>
      <text:p text:style-name="P2"><text:span text:style-name="T5"><text:s text:c="12"/></text:span><text:span text:style-name="T10">var</text:span><text:span text:style-name="T5"> </text:span><text:span text:style-name="T11">item</text:span><text:span text:style-name="T5"> </text:span>=<text:span text:style-name="T5"> </text:span><text:span text:style-name="T7">listePointeaux</text:span>.itemAtIndex(<text:span text:style-name="T7">listePointeaux</text:span>.currentIndex);</text:p>
      <text:p text:style-name="P2"><text:span text:style-name="T5"><text:s text:c="12"/></text:span><text:span text:style-name="T11">item</text:span>.etat<text:span text:style-name="T5"> </text:span>=<text:span text:style-name="T5"> </text:span><text:span text:style-name="T8">Qt</text:span>.rgba(255,<text:span text:style-name="T5"> </text:span>0,<text:span text:style-name="T5"> </text:span>0);</text:p>
      <text:p text:style-name="P2"><text:span text:style-name="T5"><text:s text:c="8"/></text:span>}</text:p>
      <text:p text:style-name="P2"><text:span text:style-name="T5"><text:s text:c="4"/></text:span>}</text:p>
      <text:p text:style-name="P3">Changer la couleur de l’état quand le pointeau est scanné :</text:p>
      <text:p text:style-name="P3"><text:span text:style-name="T4">Button</text:span><text:span text:style-name="T5"> </text:span>{</text:p>
      <text:p text:style-name="P2"><text:span text:style-name="T5"><text:s text:c="8"/></text:span><text:span text:style-name="T6">id</text:span>:<text:span text:style-name="T5"> </text:span><text:span text:style-name="T7">buttonScanner</text:span></text:p>
      <text:p text:style-name="P2"><text:span text:style-name="T5"><text:s text:c="8"/></text:span><text:span text:style-name="T6">x</text:span>:<text:span text:style-name="T5"> </text:span>350</text:p>
      <text:p text:style-name="P2"><text:span text:style-name="T5"><text:s text:c="8"/></text:span><text:span text:style-name="T6">y</text:span>:<text:span text:style-name="T5"> </text:span>126</text:p>
      <text:p text:style-name="P2"><text:span text:style-name="T5"><text:s text:c="8"/></text:span><text:span text:style-name="T6">text</text:span>:<text:span text:style-name="T5"> </text:span><text:span text:style-name="T8">qsTr</text:span>(<text:span text:style-name="T9">"Pointeau</text:span><text:span text:style-name="T5"> </text:span><text:span text:style-name="T9">scanné"</text:span>)</text:p>
      <text:p text:style-name="P2"><text:span text:style-name="T5"><text:s text:c="8"/></text:span><text:span text:style-name="T6">onClicked</text:span>:<text:span text:style-name="T5"> </text:span>{</text:p>
      <text:p text:style-name="P2"><text:span text:style-name="T5"><text:s text:c="12"/></text:span><text:span text:style-name="T9">//récupérer</text:span><text:span text:style-name="T5"> </text:span><text:span text:style-name="T9">l'index</text:span><text:span text:style-name="T5"> </text:span><text:span text:style-name="T9">courrant</text:span><text:span text:style-name="T5"> </text:span><text:span text:style-name="T9">de</text:span><text:span text:style-name="T5"> </text:span><text:span text:style-name="T9">l'item</text:span></text:p>
      <text:p text:style-name="P2"><text:span text:style-name="T5"><text:s text:c="12"/></text:span><text:span text:style-name="T10">var</text:span><text:span text:style-name="T5"> </text:span><text:span text:style-name="T11">item</text:span><text:span text:style-name="T5"> </text:span>=<text:span text:style-name="T5"> </text:span><text:span text:style-name="T7">listePointeaux</text:span>.itemAtIndex(<text:span text:style-name="T7">listePointeaux</text:span>.currentIndex);</text:p>
      <text:p text:style-name="P2"><text:span text:style-name="T5"><text:s text:c="12"/></text:span><text:span text:style-name="T9">//si</text:span><text:span text:style-name="T5"> </text:span><text:span text:style-name="T9">la</text:span><text:span text:style-name="T5"> </text:span><text:span text:style-name="T9">couleur</text:span><text:span text:style-name="T5"> </text:span><text:span text:style-name="T9">est</text:span><text:span text:style-name="T5"> </text:span><text:span text:style-name="T9">bleu</text:span></text:p>
      <text:p text:style-name="P2"><text:span text:style-name="T5"><text:s text:c="12"/></text:span><text:span text:style-name="T10">if</text:span>(<text:span text:style-name="T11">item</text:span>.etat<text:span text:style-name="T5"> </text:span>===<text:span text:style-name="T5"> </text:span><text:span text:style-name="T9">"#0000FF"</text:span>){</text:p>
      <text:p text:style-name="P2"><text:span text:style-name="T5"><text:s text:c="16"/></text:span><text:span text:style-name="T9">//il</text:span><text:span text:style-name="T5"> </text:span><text:span text:style-name="T9">met</text:span><text:span text:style-name="T5"> </text:span><text:span text:style-name="T9">en</text:span><text:span text:style-name="T5"> </text:span><text:span text:style-name="T9">vert</text:span></text:p>
      <text:p text:style-name="P2"><text:span text:style-name="T5"><text:s text:c="14"/></text:span><text:span text:style-name="T11">item</text:span>.etat<text:span text:style-name="T5"> </text:span>=<text:span text:style-name="T5"> </text:span><text:span text:style-name="T9">"#00FF00"</text:span>;</text:p>
      <text:p text:style-name="P2"><text:span text:style-name="T5"><text:s text:c="12"/></text:span>}</text:p>
      <text:p text:style-name="P2"><text:span text:style-name="T5"><text:s text:c="12"/></text:span><text:span text:style-name="T9">//il</text:span><text:span text:style-name="T5"> </text:span><text:span text:style-name="T9">incrémente</text:span><text:span text:style-name="T5"> </text:span><text:span text:style-name="T9">l'index</text:span><text:span text:style-name="T5"> </text:span><text:span text:style-name="T9">courant</text:span></text:p>
      <text:p text:style-name="P2"><text:span text:style-name="T5"><text:s text:c="12"/></text:span><text:span text:style-name="T7">listePointeaux</text:span>.incrementCurrentIndex();</text:p>
      <text:p text:style-name="P2"><text:span text:style-name="T5"><text:s text:c="12"/></text:span><text:span text:style-name="T9">//il</text:span><text:span text:style-name="T5"> </text:span><text:span text:style-name="T9">récupère</text:span><text:span text:style-name="T5"> </text:span><text:span text:style-name="T9">l'index</text:span><text:span text:style-name="T5"> </text:span><text:span text:style-name="T9">courrant</text:span></text:p>
      <text:p text:style-name="P2"><text:span text:style-name="T5"><text:s text:c="12"/></text:span><text:span text:style-name="T11">item</text:span><text:span text:style-name="T5"> </text:span>=<text:span text:style-name="T5"> </text:span><text:span text:style-name="T7">listePointeaux</text:span>.itemAtIndex(<text:span text:style-name="T7">listePointeaux</text:span>.currentIndex);</text:p>
      <text:p text:style-name="P2"><text:span text:style-name="T5"><text:s text:c="12"/></text:span><text:span text:style-name="T9">//l'état</text:span><text:span text:style-name="T5"> </text:span><text:span text:style-name="T9">du</text:span><text:span text:style-name="T5"> </text:span><text:span text:style-name="T9">pointeau</text:span><text:span text:style-name="T5"> </text:span><text:span text:style-name="T9">courrant</text:span><text:span text:style-name="T5"> </text:span><text:span text:style-name="T9">devient</text:span><text:span text:style-name="T5"> </text:span><text:span text:style-name="T9">bleu</text:span></text:p>
      <text:p text:style-name="P4"><text:span text:style-name="T5"><text:s text:c="12"/></text:span><text:span text:style-name="T11">item</text:span>.etat<text:span text:style-name="T5"> </text:span>=<text:span text:style-name="T5"> </text:span><text:span text:style-name="T9">"#0000FF"</text:span>;</text:p>
      <text:p text:style-name="P2"><text:span text:style-name="T5"><text:s text:c="8"/></text:span>}</text:p>
      <text:p text:style-name="P2"><text:span text:style-name="T5"><text:s text:c="4"/></text:span>}</text:p>
      <text:p text:style-name="P3">Après plusieurs test avec <text:span text:style-name="T12">la fonction «Qt.rgba(0, 0, 255)», on a remarqué que ce n’était pas la fonction la plus approprier pour mon utilisation. Il faut donc utiliser les couleurs en hexadécimale pour pouvoir faire une condition «if». </text:span></text:p>
      <text:p text:style-name="P30"/>
      <text:p text:style-name="P13">Jeudi 18 février :</text:p>
      <text:p text:style-name="P31">Test IHM et réalisation de l’IHM non fonctionnelle</text:p>
      <text:p text:style-name="P31">Début diagramme de classe</text:p>
      <text:p text:style-name="P31"/>
      <text:p text:style-name="P14">Vendredi 19 février :</text:p>
      <text:p text:style-name="P32">Recherches utilisation caméra téléphone</text:p>
      <text:p text:style-name="P33">Recherches horodatage QML et C++</text:p>
      <text:p text:style-name="P33">Création BDD WorkBench et requêtes SQL</text:p>
      <text:p text:style-name="P33"/>
      <text:p text:style-name="P15">Lundi 22 février :</text:p>
      <text:p text:style-name="P34">Installation DB Browser et Workbench</text:p>
      <text:p text:style-name="P34"/>
      <text:p text:style-name="P16">Jeudi 4 mars :</text:p>
      <text:p text:style-name="P35">BDD rondier et station d’accueil</text:p>
      <text:p text:style-name="P31"/>
      <text:p text:style-name="P17">Lundi 8 mars :</text:p>
      <text:p text:style-name="P36">Diagramme de séquence</text:p>
      <text:p text:style-name="P36">Diagramme de classe</text:p>
      <text:p text:style-name="P17"><text:soft-page-break/>Mardi 9 mars :</text:p>
      <text:p text:style-name="P36">Diagramme de classe</text:p>
      <text:p text:style-name="P37">Diagramme de séquence</text:p>
      <text:p text:style-name="P1"><text:span text:style-name="T15">Chercher comment faire les boites de dialogues </text:span><text:span text:style-name="T16">(</text:span><text:a xlink:type="simple" xlink:href="https://www.youtube.com/watch?v=t_UFPXHeiiM" text:style-name="Internet_20_link" text:visited-style-name="Visited_20_Internet_20_Link"><text:span text:style-name="T16">https://www.youtube.com/watch?v=t_UFPXHeiiM</text:span></text:a><text:span text:style-name="T16">)</text:span></text:p>
      <text:p text:style-name="P38">Ouvrir une boîte de dialogue</text:p>
      <text:p text:style-name="P5"><text:span text:style-name="T4">Button</text:span><text:span text:style-name="T5"> </text:span>{</text:p>
      <text:p text:style-name="P2"><text:span text:style-name="T5"><text:s text:c="12"/></text:span><text:span text:style-name="T6">id</text:span>:<text:span text:style-name="T5"> </text:span><text:span text:style-name="T7">buttonInterrompreLaRonde</text:span></text:p>
      <text:p text:style-name="P2"><text:span text:style-name="T5"><text:s text:c="12"/></text:span><text:span text:style-name="T6">x</text:span>:<text:span text:style-name="T5"> </text:span>100</text:p>
      <text:p text:style-name="P2"><text:span text:style-name="T5"><text:s text:c="12"/></text:span><text:span text:style-name="T6">y</text:span>:<text:span text:style-name="T5"> </text:span>410</text:p>
      <text:p text:style-name="P2"><text:span text:style-name="T5"><text:s text:c="12"/></text:span><text:span text:style-name="T6">width</text:span>:<text:span text:style-name="T5"> </text:span>146</text:p>
      <text:p text:style-name="P2"><text:span text:style-name="T5"><text:s text:c="12"/></text:span><text:span text:style-name="T6">height</text:span>:<text:span text:style-name="T5"> </text:span>40</text:p>
      <text:p text:style-name="P2"><text:span text:style-name="T5"><text:s text:c="12"/></text:span><text:span text:style-name="T6">text</text:span>:<text:span text:style-name="T5"> </text:span><text:span text:style-name="T8">qsTr</text:span>(<text:span text:style-name="T9">"Interrompre</text:span><text:span text:style-name="T5"> </text:span><text:span text:style-name="T9">la</text:span><text:span text:style-name="T5"> </text:span><text:span text:style-name="T9">ronde"</text:span>)</text:p>
      <text:p text:style-name="P2"><text:span text:style-name="T5"><text:s text:c="12"/></text:span><text:span text:style-name="T6">onClicked</text:span>:<text:span text:style-name="T5"> </text:span><text:span text:style-name="T7">dialogVerif</text:span>.open()</text:p>
      <text:p text:style-name="P4"><text:span text:style-name="T5"><text:s text:c="8"/></text:span>}</text:p>
      <text:p text:style-name="P2"><text:span text:style-name="T5"><text:s text:c="8"/></text:span><text:span text:style-name="T4">Dialog</text:span>{</text:p>
      <text:p text:style-name="P2"><text:span text:style-name="T5"><text:s text:c="12"/></text:span><text:span text:style-name="T6">id</text:span>:<text:span text:style-name="T5"> </text:span><text:span text:style-name="T7">dialogVerif</text:span></text:p>
      <text:p text:style-name="P2"><text:span text:style-name="T5"><text:s text:c="12"/></text:span><text:span text:style-name="T6">title</text:span>:<text:span text:style-name="T5"> </text:span><text:span text:style-name="T9">"Interruption</text:span><text:span text:style-name="T5"> </text:span><text:span text:style-name="T9">de</text:span><text:span text:style-name="T5"> </text:span><text:span text:style-name="T9">la</text:span><text:span text:style-name="T5"> </text:span><text:span text:style-name="T9">ronde"</text:span></text:p>
      <text:p text:style-name="P2"><text:span text:style-name="T5"><text:s text:c="12"/></text:span><text:span text:style-name="T6">onAccepted</text:span>:<text:span text:style-name="T5"> </text:span><text:span text:style-name="T8">Qt</text:span>.quit();</text:p>
      <text:p text:style-name="P2"><text:span text:style-name="T5"><text:s text:c="12"/></text:span><text:span text:style-name="T6">onRejected</text:span>:<text:span text:style-name="T5"> </text:span>{</text:p>
      <text:p text:style-name="P2"><text:span text:style-name="T5"><text:s text:c="16"/></text:span><text:span text:style-name="T10">this</text:span>.close()</text:p>
      <text:p text:style-name="P4"><text:span text:style-name="T5"><text:s text:c="12"/></text:span>}</text:p>
      <text:p text:style-name="P2"><text:span text:style-name="T5"><text:s text:c="12"/></text:span><text:span text:style-name="T6">contentItem</text:span>:<text:span text:style-name="T5"> </text:span><text:span text:style-name="T4">Rectangle</text:span>{</text:p>
      <text:p text:style-name="P2"><text:span text:style-name="T5"><text:s text:c="16"/></text:span><text:span text:style-name="T4">Column</text:span>{</text:p>
      <text:p text:style-name="P2"><text:span text:style-name="T5"><text:s text:c="20"/></text:span><text:span text:style-name="T6">anchors.fill</text:span>:<text:span text:style-name="T5"> </text:span><text:span text:style-name="T7">parent</text:span></text:p>
      <text:p text:style-name="P2"><text:span text:style-name="T5"><text:s text:c="20"/></text:span><text:span text:style-name="T4">Text</text:span>{</text:p>
      <text:p text:style-name="P2"><text:span text:style-name="T5"><text:s text:c="24"/></text:span><text:span text:style-name="T6">text</text:span>:<text:span text:style-name="T5"> </text:span><text:span text:style-name="T9">"Voulez-vous</text:span><text:span text:style-name="T5"> </text:span><text:span text:style-name="T9">interrompre</text:span><text:span text:style-name="T5"> </text:span><text:span text:style-name="T9">la</text:span><text:span text:style-name="T5"> </text:span><text:span text:style-name="T9">ronde</text:span><text:span text:style-name="T5"> </text:span><text:span text:style-name="T9">?"</text:span></text:p>
      <text:p text:style-name="P2"><text:span text:style-name="T5"><text:s text:c="20"/></text:span>}</text:p>
      <text:p text:style-name="P2"><text:span text:style-name="T5"><text:s text:c="20"/></text:span><text:span text:style-name="T4">Button</text:span>{</text:p>
      <text:p text:style-name="P2"><text:span text:style-name="T5"><text:s text:c="24"/></text:span><text:span text:style-name="T6">id</text:span>:<text:span text:style-name="T5"> </text:span><text:span text:style-name="T7">valider</text:span></text:p>
      <text:p text:style-name="P2"><text:span text:style-name="T5"><text:s text:c="24"/></text:span><text:span text:style-name="T6">text</text:span>:<text:span text:style-name="T5"> </text:span><text:span text:style-name="T9">"Valider"</text:span></text:p>
      <text:p text:style-name="P2"><text:span text:style-name="T5"><text:s text:c="24"/></text:span><text:span text:style-name="T6">onClicked</text:span>:<text:span text:style-name="T5"> </text:span><text:span text:style-name="T7">dialogVerif</text:span>.accepted()</text:p>
      <text:p text:style-name="P2"><text:span text:style-name="T5"><text:s text:c="20"/></text:span>}</text:p>
      <text:p text:style-name="P2"><text:span text:style-name="T5"><text:s text:c="20"/></text:span><text:span text:style-name="T4">Button</text:span>{</text:p>
      <text:p text:style-name="P2"><text:span text:style-name="T5"><text:s text:c="24"/></text:span><text:span text:style-name="T6">id</text:span>:<text:span text:style-name="T5"> </text:span><text:span text:style-name="T7">annuler</text:span></text:p>
      <text:p text:style-name="P2"><text:span text:style-name="T5"><text:s text:c="24"/></text:span><text:span text:style-name="T6">text</text:span>:<text:span text:style-name="T5"> </text:span><text:span text:style-name="T9">"Annuler"</text:span></text:p>
      <text:p text:style-name="P2"><text:span text:style-name="T5"><text:s text:c="24"/></text:span><text:span text:style-name="T6">onClicked</text:span>:<text:span text:style-name="T5"> </text:span><text:span text:style-name="T7">dialogVerif</text:span>.rejected()</text:p>
      <text:p text:style-name="P2"><text:span text:style-name="T5"><text:s text:c="20"/></text:span>}</text:p>
      <text:p text:style-name="P2"><text:span text:style-name="T5"><text:s text:c="16"/></text:span>}</text:p>
      <text:p text:style-name="P2"><text:span text:style-name="T5"><text:s text:c="12"/></text:span>}</text:p>
      <text:p text:style-name="P2"><text:span text:style-name="T5"><text:s text:c="8"/></text:span>}</text:p>
      <text:p text:style-name="P39"/>
      <text:p text:style-name="P18">Mercredi 10 mars :</text:p>
      <text:p text:style-name="P40">Diagramme de classe</text:p>
      <text:p text:style-name="P40">Diagramme de séquence</text:p>
      <text:p text:style-name="P40">Diapo revue 2</text:p>
      <text:p text:style-name="P40">Horodatage d’un pointeau</text:p>
      <text:p text:style-name="P40"/>
      <text:p text:style-name="P18">Jeudi 11 mars :</text:p>
      <text:p text:style-name="P40">Oral revue 2</text:p>
      <text:p text:style-name="P40">Dossier commun</text:p>
      <text:p text:style-name="P41">BDDs</text:p>
      <text:p text:style-name="P41"/>
      <text:p text:style-name="P19">Lundi 15 mars :</text:p>
      <text:p text:style-name="P42">BDDs <text:span text:style-name="T14">finies</text:span></text:p>
      <text:p text:style-name="P43">Diagrammes de classe et de séquence</text:p>
      <text:p text:style-name="P20"><text:soft-page-break/>Mardi 16 mars :</text:p>
      <text:p text:style-name="P44">Diagramme de séquence (ajout interactions QML)</text:p>
      <text:p text:style-name="P44">Création application «Rondier» avec Q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02T11:08:35.164122528</meta:creation-date>
    <dc:date>2021-03-16T11:33:01.415966059</dc:date>
    <meta:editing-duration>PT23H12M10S</meta:editing-duration>
    <meta:editing-cycles>43</meta:editing-cycles>
    <meta:generator>LibreOffice/6.3.5.2$Linux_X86_64 LibreOffice_project/30$Build-2</meta:generator>
    <meta:document-statistic meta:table-count="0" meta:image-count="0" meta:object-count="0" meta:page-count="4" meta:paragraph-count="147" meta:word-count="553" meta:character-count="4582" meta:non-whitespace-character-count="3293"/>
  </office:meta>
</office:document-meta>
</file>